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lfabetem3" style:list-style-name="alfabetem3"/>
    <style:style style:name="P2" style:family="paragraph" style:parent-style-name="arabskie2" style:list-style-name="arabskie2"/>
    <style:style style:name="P3" style:family="paragraph" style:parent-style-name="małe_20_litery_20_alfabet5" style:list-style-name="małe_20_litery_20_alfabet5"/>
    <style:style style:name="P4" style:family="paragraph" style:parent-style-name="małe_20_litery_20_alfabet5" style:list-style-name="małe_20_litery_20_alfabet5" style:master-page-name="">
      <loext:graphic-properties draw:fill="none"/>
      <style:paragraph-properties fo:margin-left="1.499cm" fo:margin-right="0cm" fo:margin-top="0.101cm" fo:margin-bottom="0cm" loext:contextual-spacing="false" fo:text-indent="0.6cm" style:auto-text-indent="false" style:page-number="auto" fo:background-color="transparent"/>
    </style:style>
    <style:style style:name="P5" style:family="paragraph" style:parent-style-name="rzymskie1" style:list-style-name="rzymskie1"/>
    <style:style style:name="P6" style:family="paragraph" style:parent-style-name="arabskie4" style:list-style-name="arabskie4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3779059739" text:style-name="rzymskie1">
        <text:list-item>
          <text:p text:style-name="P5">Literatura podmiotu:</text:p>
        </text:list-item>
      </text:list>
      <text:list xml:id="list3014507917" text:style-name="arabskie2">
        <text:list-item>
          <text:p text:style-name="P2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03355871406012" text:continue-list="list3779059739" text:style-name="rzymskie1">
        <text:list-item>
          <text:p text:style-name="P5">Literatura przedmiotu:</text:p>
        </text:list-item>
      </text:list>
      <text:list xml:id="list3094893496" text:style-name="arabskie2">
        <text:list-item>
          <text:p text:style-name="P2">Komorowski Jarosław, Makbet Williama Shakespeare'a, WSiP, Biblioteka Analiz Literackich, Warszawa 1989, s. 52-57.</text:p>
        </text:list-item>
        <text:list-item>
          <text:p text:style-name="P2">Kotarski Edward, Odprawa posłów greckich Jana Kochanowskiego, Państwowe Zakłady 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03355072993430" text:continue-list="list103355871406012" text:style-name="rzymskie1">
        <text:list-item>
          <text:p text:style-name="P5">Ramowy plan wypowiedzi:</text:p>
        </text:list-item>
      </text:list>
      <text:list xml:id="list145001241" text:style-name="alfabetem3">
        <text:list-item>
          <text:p text:style-name="P1">Wstęp</text:p>
        </text:list-item>
      </text:list>
      <text:list xml:id="list857078978" text:style-name="arabskie4">
        <text:list-item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03355242639456" text:continue-list="list145001241" text:style-name="alfabetem3">
        <text:list-item>
          <text:p text:style-name="P1">Kolejność prezentowanych argumentów (treści)</text:p>
        </text:list-item>
      </text:list>
      <text:list xml:id="list2475137000" text:style-name="arabskie4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6">Zróżnicowanie* oceny postępowania Kreona jako:</text:p>
        </text:list-item>
      </text:list>
      <text:list xml:id="list2491164534" text:style-name="małe_20_litery_20_alfabet5">
        <text:list-item>
          <text:p text:style-name="P3">władcy – tyrana i despoty surowo egzekwującego wydane prawa i rozkazy,</text:p>
        </text:list-item>
        <text:list-item>
          <text:p text:style-name="P4">władcy konsekwentnego, bezkompromisowego, pozbawionego prywaty, kierującego się interesami i obowiązkami państwa.</text:p>
        </text:list-item>
      </text:list>
      <text:list xml:id="list103355487084726" text:continue-list="list2475137000" text:style-name="arabskie4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p text:style-name="Standard">tragizm postaci Makbeta – władca ukazany jako marionetka ludzkich namiętności, motyw życia – teatru.</text:p>
      <text:list xml:id="list103354479128184" text:continue-list="list103355242639456" text:style-name="alfabetem3">
        <text:list-item>
          <text:p text:style-name="P1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4366249549" text:continue-list="list103355072993430" text:style-name="rzymskie1">
        <text:list-item>
          <text:p text:style-name="P5">Materiały pomocnicze</text:p>
        </text:list-item>
      </text:list>
      <text:p text:style-name="Standard">kartka z cytatami,</text:p>
      <text:p text:style-name="Standard">prezentacja multimedialna.</text:p>
      <text:p text:style-name="Standard"><text:soft-page-break/></text:p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loext:graphic-properties draw:fill="none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alfabetem3" style:family="paragraph" style:parent-style-name="Standard">
      <style:paragraph-properties fo:margin-top="0cm" fo:margin-bottom="0.101cm" loext:contextual-spacing="false"/>
    </style:style>
    <style:style style:name="arabskie4" style:family="paragraph" style:parent-style-name="Standard">
      <style:paragraph-properties fo:margin-top="0.101cm" fo:margin-bottom="0.101cm" loext:contextual-spacing="false"/>
    </style:style>
    <style:style style:name="małe_20_litery_20_alfabet5" style:display-name="małe litery alfabet5" style:family="paragraph" style:parent-style-name="arabskie4">
      <style:paragraph-properties fo:margin-top="0.101cm" fo:margin-bottom="0cm" loext:contextual-spacing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fabetem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łe_20_litery_20_alfabet5" style:display-name="małe litery alfabet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01cm" fo:text-indent="0.6cm" fo:margin-left="1.40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7.516871297</meta:creation-date>
    <dc:date>2017-10-23T10:33:54.183471417</dc:date>
    <meta:editing-duration>PT11M3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7" meta:character-count="2624" meta:non-whitespace-character-count="2344"/>
  </office:meta>
</office:document-meta>
</file>